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ext_20_body">David W. Agler<text:line-break/>Class or Assignment Name<text:line-break/>Date Submitted</text:p>
      <text:h text:style-name="Heading_20_1" text:outline-level="1"><text:bookmark-start text:name="paper-title-pip"/>Paper Title: PIP<text:bookmark-end text:name="paper-title-pip"/></text:h>
      <text:h text:style-name="Heading_20_2" text:outline-level="2"><text:bookmark-start text:name="section-1.-introduction"/>Section 1. Introduction<text:bookmark-end text:name="section-1.-introduction"/></text:h>
      <text:p text:style-name="First_20_paragraph">In this paper, I will explain X. In Section 2, I will first quote a passage from Resource Y. After quoting this passage, I will explain the passage and provide an illustration. In section 3, I will take a stance on this claim.</text:p>
      <text:h text:style-name="Heading_20_2" text:outline-level="2"><text:bookmark-start text:name="section-2.-passage-explanation-and-example"/>Section 2. Passage, Explanation, and Example<text:bookmark-end text:name="section-2.-passage-explanation-and-example"/></text:h>
      <text:p text:style-name="First_20_paragraph">In this section, I will interpret the following passage of text:</text:p>
      <text:p text:style-name="P1">“Nunc sed pede. Praesent vitae lectus. Praesent neque justo, vehicula eget, interdum id, facilisis et, nibh. Phasellus at purus et libero lacinia dictum. Fusce aliquet. Nulla eu ante placerat leo semper dictum. Mauris metus. Curabitur lobortis. Curabitur sollicitudin hendrerit nunc. Donec ultrices lacus id ipsum.” (Agler 2024, p. 34)</text:p>
      <text:p text:style-name="First_20_paragraph">Next, I will explain the above passage. This passage makes two key claims. First, when the author says X, what is meant is […]. Second, it says …</text:p>
      <text:p text:style-name="Text_20_body">To illustrate the first claim, it is helpful to think of the following example . . . .</text:p>
      <text:h text:style-name="Heading_20_2" text:outline-level="2"><text:bookmark-start text:name="section-3.-stance"/>Section 3. Stance<text:bookmark-end text:name="section-3.-stance"/></text:h>
      <text:p text:style-name="First_20_paragraph">The view that X is Y is mistaken for reason Z. In support of reason Z, I present the following argument [Insert Argument Here]. P1 of this argument says ABC. P2 of this argument says DEF.</text:p>
      <text:h text:style-name="Heading_20_2" text:outline-level="2"><text:bookmark-start text:name="references"/>References<text:bookmark-end text:name="references"/></text:h>
      <text:list text:style-name="L1">
        <text:list-item>
          <text:p text:style-name="P2">My Great Reference Citation</text:p>
        </text:list-item>
        <text:list-item>
          <text:p text:style-name="P2">Another Great Reference Cit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1</meta:generator>
    <dc:title/>
    <dc:description/>
    <dc:subject/>
    <meta:keyword/>
    <meta:initial-creator/>
    <dc:creator/>
    <meta:creation-date>2024-07-31T17:19:34Z</meta:creation-date>
    <dc:date>2024-07-31T17:19:34Z</dc:date>
    <meta:user-defined meta:name="colorlinks" meta:value-type="string">True</meta:user-defined>
  </office:meta>
</office:document-meta>
</file>